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measure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1cm"/>
    </style:style>
    <style:style style:name="gr4" style:family="graphic" style:parent-style-name="standard">
      <style:graphic-properties svg:stroke-color="#000000" draw:fill="gradient" draw:fill-color="#c0c0c0" draw:fill-gradient-name="Gradient_20_7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gradient" draw:fill-color="#c0c0c0" draw:fill-gradient-name="Gradient_20_8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gr8" style:family="graphic" style:parent-style-name="measure">
      <style:graphic-properties draw:fill-image-width="0cm" draw:fill-image-height="0cm" draw:textarea-vertical-align="middle"/>
    </style:style>
    <style:style style:name="gr9" style:family="graphic" style:parent-style-name="measure" style:list-style-name="L1">
      <style:graphic-properties draw:fill-image-width="0cm" draw:fill-image-height="0cm" draw:textarea-vertical-align="middle" draw:line-distance="1.203cm"/>
    </style:style>
    <style:style style:name="gr10" style:family="graphic" style:parent-style-name="standard">
      <style:graphic-properties draw:fill="solid" draw:fill-color="#cfe7f5" draw:fill-image-width="0cm" draw:fill-image-height="0cm" draw:textarea-horizontal-align="justify" draw:textarea-vertical-align="middle" draw:auto-grow-height="false"/>
    </style:style>
    <style:style style:name="gr11" style:family="graphic" style:parent-style-name="objectwithoutfill">
      <style:graphic-properties draw:stroke="dash" draw:stroke-dash="Ultrafine_20_Dashed" svg:stroke-color="#0000ff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5.1cm" svg:y1="13.7cm" svg:x2="13.2cm" svg:y2="12.2cm">
          <text:p/>
        </draw:line>
        <draw:line draw:style-name="gr1" draw:text-style-name="P1" draw:layer="layout" svg:x1="15.099cm" svg:y1="14.2cm" svg:x2="12.4cm" svg:y2="14.2cm">
          <text:p/>
        </draw:line>
        <draw:line draw:style-name="gr1" draw:text-style-name="P1" draw:layer="layout" svg:x1="15.099cm" svg:y1="14.7cm" svg:x2="13.3cm" svg:y2="16.1cm">
          <text:p/>
        </draw:line>
        <draw:line draw:style-name="gr1" draw:text-style-name="P1" draw:layer="layout" svg:x1="15.9cm" svg:y1="14.699cm" svg:x2="15.9cm" svg:y2="17.1cm">
          <text:p/>
        </draw:line>
        <draw:line draw:style-name="gr1" draw:text-style-name="P1" draw:layer="layout" svg:x1="16.6cm" svg:y1="14.7cm" svg:x2="18.1cm" svg:y2="16.6cm">
          <text:p/>
        </draw:line>
        <draw:line draw:style-name="gr1" draw:text-style-name="P1" draw:layer="layout" svg:x1="15.619cm" svg:y1="12.999cm" svg:x2="14.6cm" svg:y2="10.6cm">
          <text:p/>
        </draw:line>
        <draw:line draw:style-name="gr1" draw:text-style-name="P1" draw:layer="layout" svg:x1="16.419cm" svg:y1="13cm" svg:x2="17.4cm" svg:y2="10.9cm">
          <text:p/>
        </draw:line>
        <draw:line draw:style-name="gr1" draw:text-style-name="P1" draw:layer="layout" svg:x1="16.9cm" svg:y1="13.9cm" svg:x2="18.8cm" svg:y2="12.9cm">
          <text:p/>
        </draw:line>
        <draw:measure draw:style-name="gr2" draw:text-style-name="P2" draw:layer="measurelines" svg:x1="6.138cm" svg:y1="22.1cm" svg:x2="14.938cm" svg:y2="22.101cm">
          <text:p text:style-name="P2"><text:span text:style-name="T1">500 mm</text:span><text:span text:style-name="T1"><text:measure text:kind="gap"/></text:span></text:p>
        </draw:measure>
        <draw:frame draw:style-name="gr3" draw:layer="layout" svg:width="3.8cm" svg:height="2.35cm" svg:x="15cm" svg:y="9.4cm">
          <draw:text-box>
            <text:p>Isotropic source</text:p>
          </draw:text-box>
        </draw:frame>
        <draw:custom-shape draw:style-name="gr4" draw:text-style-name="P1" draw:layer="layout" svg:width="9.1cm" svg:height="14.7cm" draw:transform="skewX (-5.56870388705365E-017) rotate (0.312413936106926) translate (1.501cm 6.866cm)">
          <text:p/>
          <draw:enhanced-geometry svg:viewBox="0 0 21600 21600" draw:glue-points="?f6 0 10800 ?f8 ?f11 10800 ?f9 21600 10800 ?f10 ?f5 10800" draw:text-areas="?f3 ?f3 ?f4 ?f4" draw:mirror-vertical="true" draw:mirror-horizontal="true" draw:type="parallelogram" draw:modifiers="11199.912097571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rect draw:style-name="gr5" draw:text-style-name="P1" draw:layer="layout" svg:width="0.89cm" svg:height="15.46cm" svg:x="5.125cm" svg:y="5.4cm">
          <text:p/>
        </draw:rect>
        <draw:line draw:style-name="gr6" draw:text-style-name="P1" draw:layer="layout" svg:x1="10.15cm" svg:y1="4.05cm" svg:x2="9.249cm" svg:y2="4.049cm">
          <text:p/>
        </draw:line>
        <draw:line draw:style-name="gr6" draw:text-style-name="P1" draw:layer="layout" svg:x1="5.1cm" svg:y1="5.4cm" svg:x2="9.249cm" svg:y2="4.049cm">
          <text:p/>
        </draw:line>
        <draw:frame draw:style-name="gr7" draw:layer="layout" svg:width="4.3cm" svg:height="1cm" svg:x="6.2cm" svg:y="7.5cm">
          <draw:text-box>
            <text:p>Casing plate</text:p>
          </draw:text-box>
        </draw:frame>
        <draw:measure draw:style-name="gr8" draw:text-style-name="P1" draw:layer="measurelines" svg:x1="3.8cm" svg:y1="5.4cm" svg:x2="3.8cm" svg:y2="20.8cm">
          <text:p text:style-name="P3">1000 mm</text:p>
        </draw:measure>
        <draw:measure draw:style-name="gr8" draw:text-style-name="P1" draw:layer="measurelines" svg:x1="8.769cm" svg:y1="3.049cm" svg:x2="4.9cm" svg:y2="4.3cm">
          <text:p text:style-name="P3">1000 mm</text:p>
        </draw:measure>
        <draw:measure draw:style-name="gr9" draw:text-style-name="P3" draw:layer="measurelines" svg:x1="9.338cm" svg:y1="3.941cm" svg:x2="10.18cm" svg:y2="3.989cm">
          <text:p text:style-name="P3"><text:measure text:kind="gap"/>6.2 mm<text:measure text:kind="gap"/></text:p>
        </draw:measure>
        <draw:custom-shape draw:style-name="gr10" draw:text-style-name="P1" draw:layer="layout" svg:width="1.4cm" svg:height="1.3cm" svg:x="15.2cm" svg:y="13.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1" draw:text-style-name="P1" draw:layer="layout" svg:x1="16.1cm" svg:y1="11.2cm" svg:x2="15.9cm" svg:y2="13.9cm">
          <text:p/>
        </draw:line>
        <draw:frame draw:style-name="gr12" draw:layer="layout" svg:width="1.349cm" svg:height="0.962cm" svg:x="11.651cm" svg:y="13.2cm">
          <draw:text-box>
            <text:p>n/<text:span text:style-name="T2">ɣ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1500" draw:border="0%"/>
    <draw:gradient draw:name="Gradient_20_8" draw:display-name="Gradient 8" draw:style="linear" draw:start-color="#b3b3b3" draw:end-color="#ffffff" draw:start-intensity="100%" draw:end-intensity="100%" draw:angle="1350" draw:border="0%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22T23:45:23</meta:creation-date>
    <dc:date>2014-07-13T14:28:27</dc:date>
    <meta:editing-duration>PT31M13S</meta:editing-duration>
    <meta:editing-cycles>12</meta:editing-cycles>
    <meta:generator>OpenOffice.org/3.4.1$Unix OpenOffice.org_project/341m1$Build-9593</meta:generator>
    <meta:document-statistic meta:object-count="21"/>
  </office:meta>
</office:document-meta>
</file>